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TreeModel.onEncodeBegi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ixedTreeModel.onEncodeEn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ixedTreeModel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xedTreeModel.endBuildNodeData( AbstractUITree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xedTreeModel.getJun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xedTreeModel.is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xedTreeModel.beginBuildNode( AbstractUITree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ixedTreeModel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edTreeModel.endBuildNode( AbstractUITree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xedTreeModel.beginBuildNodeData( AbstractUITre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xedTreeModel.hasCurrentNodeNextSib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